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Standard">
      <style:text-properties loext:padding="0cm" loext:border="none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last-person-to-fit-in-the-bus/" text:style-name="Internet_20_link" text:visited-style-name="Visited_20_Internet_20_Link"><text:span text:style-name="T1">1204. Last Person to Fit in the Bus</text:span></text:a></text:p>
      <text:section text:style-name="Sect1" text:name="headlessui-popover-button-:rh:">
        <text:p text:style-name="Standard"/>
      </text:section>
      <text:p text:style-name="P4">Medium</text:p>
      <text:p text:style-name="P4">410</text:p>
      <text:p text:style-name="P4">23</text:p>
      <text:section text:style-name="Sect1" text:name="headlessui-popover-button-:rm:">
        <text:p text:style-name="Standard"/>
      </text:section>
      <text:section text:style-name="Sect1" text:name="headlessui-popover-button-:rp:">
        <text:p text:style-name="Standard"/>
      </text:section>
      <text:p text:style-name="P4">Companies</text:p>
      <text:p text:style-name="P4">SQL Schema</text:p>
      <text:p text:style-name="Horizontal_20_Line"/>
      <text:p text:style-name="P5"><text:span text:style-name="T1">Table: </text:span><text:span text:style-name="Source_20_Text"><text:span text:style-name="T2">Queue</text:span></text:span></text:p>
      <text:p text:style-name="P2">+-------------+---------+</text:p>
      <text:p text:style-name="P2">| Column Name | Type <text:s text:c="3"/>|</text:p>
      <text:p text:style-name="P2">+-------------+---------+</text:p>
      <text:p text:style-name="P2">| person_id <text:s text:c="2"/>| int <text:s text:c="4"/>|</text:p>
      <text:p text:style-name="P2">| person_name | varchar |</text:p>
      <text:p text:style-name="P2">| weight <text:s text:c="5"/>| int <text:s text:c="4"/>|</text:p>
      <text:p text:style-name="P2">| turn <text:s text:c="7"/>| int <text:s text:c="4"/>|</text:p>
      <text:p text:style-name="P2">+-------------+---------+</text:p>
      <text:p text:style-name="P2">person_id is the primary key column for this table.</text:p>
      <text:p text:style-name="P2">This table has the information about all people waiting for a bus.</text:p>
      <text:p text:style-name="P2">The person_id and turn columns will contain all numbers from 1 to n, where n is the number of rows in the table.</text:p>
      <text:p text:style-name="P2">turn determines the order of which the people will board the bus, where turn=1 denotes the first person to board and turn=n denotes the last person to board.</text:p>
      <text:p text:style-name="P1">weight is the weight of the person in kilograms.</text:p>
      <text:p text:style-name="P6"> </text:p>
      <text:p text:style-name="P5"><text:span text:style-name="T1">There is a queue of people waiting to board a bus. However, the bus has a weight limit of </text:span><text:span text:style-name="Source_20_Text"><text:span text:style-name="T2">1000</text:span></text:span><text:span text:style-name="Strong_20_Emphasis"><text:span text:style-name="T1"> kilograms</text:span></text:span><text:span text:style-name="T1">, so there may be some people who cannot board.</text:span></text:p>
      <text:p text:style-name="P5"><text:span text:style-name="T1">Write an SQL query to find the </text:span><text:span text:style-name="Source_20_Text"><text:span text:style-name="T2">person_name</text:span></text:span><text:span text:style-name="T1"> of the </text:span><text:span text:style-name="Strong_20_Emphasis"><text:span text:style-name="T1">last person</text:span></text:span><text:span text:style-name="T1"> that can fit on the bus without exceeding the weight limit. The test cases are generated such that the first person does not exceed the weight limit.</text:span></text:p>
      <text:p text:style-name="P6">The query result format is in the following example.</text:p>
      <text:p text:style-name="P6"> </text:p>
      <text:p text:style-name="P5"><text:span text:style-name="Strong_20_Emphasis"><text:span text:style-name="T1">Example 1:</text:span></text:span></text:p>
      <text:p text:style-name="P3"><text:span text:style-name="Strong_20_Emphasis"><text:span text:style-name="T1">Input:</text:span></text:span><text:span text:style-name="T1"> </text:span></text:p>
      <text:p text:style-name="P2">Queue table:</text:p>
      <text:p text:style-name="P2">+-----------+-------------+--------+------+</text:p>
      <text:p text:style-name="P2">| person_id | person_name | weight | turn |</text:p>
      <text:p text:style-name="P2">+-----------+-------------+--------+------+</text:p>
      <text:p text:style-name="P2">| 5 <text:s text:c="8"/>| Alice <text:s text:c="6"/>| 250 <text:s text:c="3"/>| 1 <text:s text:c="3"/>|</text:p>
      <text:p text:style-name="P2">| 4 <text:s text:c="8"/>| Bob <text:s text:c="8"/>| 175 <text:s text:c="3"/>| 5 <text:s text:c="3"/>|</text:p>
      <text:p text:style-name="P2">| 3 <text:s text:c="8"/>| Alex <text:s text:c="7"/>| 350 <text:s text:c="3"/>| 2 <text:s text:c="3"/>|</text:p>
      <text:p text:style-name="P2">| 6 <text:s text:c="8"/>| John Cena <text:s text:c="2"/>| 400 <text:s text:c="3"/>| 3 <text:s text:c="3"/>|</text:p>
      <text:p text:style-name="P2">| 1 <text:s text:c="8"/>| Winston <text:s text:c="4"/>| 500 <text:s text:c="3"/>| 6 <text:s text:c="3"/>|</text:p>
      <text:p text:style-name="P2">| 2 <text:s text:c="8"/>| Marie <text:s text:c="6"/>| 200 <text:s text:c="3"/>| 4 <text:s text:c="3"/>|</text:p>
      <text:p text:style-name="P2"><text:soft-page-break/>+-----------+-------------+--------+------+</text:p>
      <text:p text:style-name="P3"><text:span text:style-name="Strong_20_Emphasis"><text:span text:style-name="T1">Output:</text:span></text:span><text:span text:style-name="T1"> </text:span></text:p>
      <text:p text:style-name="P2">+-------------+</text:p>
      <text:p text:style-name="P2">| person_name |</text:p>
      <text:p text:style-name="P2">+-------------+</text:p>
      <text:p text:style-name="P2">| John Cena <text:s text:c="2"/>|</text:p>
      <text:p text:style-name="P2">+-------------+</text:p>
      <text:p text:style-name="P3"><text:span text:style-name="Strong_20_Emphasis"><text:span text:style-name="T1">Explanation:</text:span></text:span><text:span text:style-name="T1"> The folowing table is ordered by the turn for simplicity.</text:span></text:p>
      <text:p text:style-name="P2">+------+----+-----------+--------+--------------+</text:p>
      <text:p text:style-name="P2">| Turn | ID | Name <text:s text:c="5"/>| Weight | Total Weight |</text:p>
      <text:p text:style-name="P2">+------+----+-----------+--------+--------------+</text:p>
      <text:p text:style-name="P2">| 1 <text:s text:c="3"/>| 5 <text:s/>| Alice <text:s text:c="4"/>| 250 <text:s text:c="3"/>| 250 <text:s text:c="9"/>|</text:p>
      <text:p text:style-name="P2">| 2 <text:s text:c="3"/>| 3 <text:s/>| Alex <text:s text:c="5"/>| 350 <text:s text:c="3"/>| 600 <text:s text:c="9"/>|</text:p>
      <text:p text:style-name="P2">| 3 <text:s text:c="3"/>| 6 <text:s/>| John Cena | 400 <text:s text:c="3"/>| 1000 <text:s text:c="8"/>| (last person to board)</text:p>
      <text:p text:style-name="P2">| 4 <text:s text:c="3"/>| 2 <text:s/>| Marie <text:s text:c="4"/>| 200 <text:s text:c="3"/>| 1200 <text:s text:c="8"/>| (cannot board)</text:p>
      <text:p text:style-name="P2">| 5 <text:s text:c="3"/>| 4 <text:s/>| Bob <text:s text:c="6"/>| 175 <text:s text:c="3"/>| ___ <text:s text:c="9"/>|</text:p>
      <text:p text:style-name="P2">| 6 <text:s text:c="3"/>| 1 <text:s/>| Winston <text:s text:c="2"/>| 500 <text:s text:c="3"/>| ___ <text:s text:c="9"/>|</text:p>
      <text:p text:style-name="P1">+------+----+-----------+--------+--------------+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7T08:59:41.183000000</dc:date>
    <meta:editing-duration>PT8S</meta:editing-duration>
    <meta:editing-cycles>1</meta:editing-cycles>
    <meta:document-statistic meta:table-count="0" meta:image-count="0" meta:object-count="0" meta:page-count="2" meta:paragraph-count="55" meta:word-count="422" meta:character-count="2267" meta:non-whitespace-character-count="1662"/>
    <meta:generator>LibreOffice/7.2.2.2$Windows_X86_64 LibreOffice_project/02b2acce88a210515b4a5bb2e46cbfb63fe97d56</meta:generator>
  </office:meta>
</office:document-meta>
</file>